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ous-titre" style:master-page-name="MP0" style:family="paragraph">
      <style:paragraph-properties fo:break-before="page" fo:text-align="center"/>
      <style:text-properties style:font-name-asian="Times New Roman" fo:font-weight="bold" style:font-weight-asian="bold" fo:font-style="normal" style:font-style-asian="normal" fo:text-shadow="0in 0in 0.0555in #000000" fo:letter-spacing="normal" fo:font-size="18pt" style:font-size-asian="18pt" style:text-underline-type="double" style:text-underline-style="solid" style:text-underline-width="auto" style:text-underline-mode="continuous" style:language-asian="fr" style:country-asian="FR"/>
    </style:style>
    <style:style style:name="P2" style:parent-style-name="Normal" style:family="paragraph">
      <style:text-properties style:language-asian="fr" style:country-asian="FR"/>
    </style:style>
    <style:style style:name="P3" style:parent-style-name="Sous-titre" style:family="paragraph">
      <style:text-properties style:font-name-asian="Times New Roman" style:language-asian="fr" style:country-asian="FR"/>
    </style:style>
    <style:style style:name="P4" style:parent-style-name="Sous-titre" style:family="paragraph">
      <style:text-properties style:font-name-asian="Times New Roman" style:language-asian="fr" style:country-asian="FR"/>
    </style:style>
    <style:style style:name="P5" style:parent-style-name="Sous-titre" style:family="paragraph">
      <style:text-properties style:font-name-asian="Times New Roman" style:language-asian="fr" style:country-asian="FR"/>
    </style:style>
    <style:style style:name="P6" style:parent-style-name="Sous-titre" style:family="paragraph">
      <style:text-properties style:font-name-asian="Times New Roman" style:language-asian="fr" style:country-asian="FR"/>
    </style:style>
    <style:style style:name="P7" style:parent-style-name="Sous-titre" style:family="paragraph">
      <style:text-properties style:font-name-asian="Times New Roman" style:language-asian="fr" style:country-asian="FR"/>
    </style:style>
    <style:style style:name="P8" style:parent-style-name="Sous-titre" style:family="paragraph">
      <style:text-properties style:font-name-asian="Times New Roman" style:language-asian="fr" style:country-asian="FR"/>
    </style:style>
    <style:style style:name="P9" style:parent-style-name="Sous-titre" style:family="paragraph">
      <style:text-properties style:font-name-asian="Times New Roman" style:language-asian="fr" style:country-asian="FR"/>
    </style:style>
    <style:style style:name="P10" style:parent-style-name="Sous-titre" style:family="paragraph">
      <style:text-properties style:font-name-asian="Times New Roman" style:language-asian="fr" style:country-asian="FR"/>
    </style:style>
    <style:style style:name="P11" style:parent-style-name="Sous-titre" style:family="paragraph">
      <style:text-properties style:font-name-asian="Times New Roman" style:language-asian="fr" style:country-asian="FR"/>
    </style:style>
    <style:style style:name="P12" style:parent-style-name="Sous-titre" style:family="paragraph">
      <style:text-properties style:font-name-asian="Times New Roman" style:language-asian="fr" style:country-asian="FR"/>
    </style:style>
    <style:style style:name="P13" style:parent-style-name="Sous-titre" style:family="paragraph">
      <style:text-properties style:font-name-asian="Times New Roman" style:language-asian="fr" style:country-asian="FR"/>
    </style:style>
    <style:style style:name="P14" style:parent-style-name="Sous-titre" style:family="paragraph">
      <style:text-properties style:font-name-asian="Times New Roman" style:language-asian="fr" style:country-asian="FR"/>
    </style:style>
    <style:style style:name="P15" style:parent-style-name="Sous-titre" style:family="paragraph">
      <style:text-properties style:font-name-asian="Times New Roman" style:language-asian="fr" style:country-asian="FR"/>
    </style:style>
    <style:style style:name="P16" style:parent-style-name="Sous-titre" style:family="paragraph">
      <style:text-properties style:font-name-asian="Times New Roman" style:language-asian="fr" style:country-asian="FR"/>
    </style:style>
    <style:style style:name="P17" style:parent-style-name="Sous-titre" style:family="paragraph">
      <style:text-properties style:font-name-asian="Times New Roman" style:language-asian="fr" style:country-asian="FR"/>
    </style:style>
    <style:style style:name="P18" style:parent-style-name="Sous-titre" style:family="paragraph">
      <style:text-properties style:font-name-asian="Times New Roman" style:language-asian="fr" style:country-asian="FR"/>
    </style:style>
    <style:style style:name="P19" style:parent-style-name="Sous-titre" style:family="paragraph">
      <style:text-properties style:font-name-asian="Times New Roman" style:language-asian="fr" style:country-asian="FR"/>
    </style:style>
    <style:style style:name="P20" style:parent-style-name="Sous-titre" style:family="paragraph">
      <style:text-properties style:language-asian="fr" style:country-asian="FR"/>
    </style:style>
    <style:style style:name="P21" style:parent-style-name="Sous-titre" style:family="paragraph">
      <style:text-properties style:language-asian="fr" style:country-asian="FR"/>
    </style:style>
    <style:style style:name="P22" style:parent-style-name="Sous-titre" style:family="paragraph">
      <style:text-properties fo:color="#FF0000" style:language-asian="fr" style:country-asian="FR"/>
    </style:style>
    <style:style style:name="P23" style:parent-style-name="Sous-titre" style:family="paragraph">
      <style:paragraph-properties>
        <style:tab-stops>
          <style:tab-stop style:type="left" style:position="2.7291in"/>
        </style:tab-stops>
      </style:paragraph-properties>
      <style:text-properties style:language-asian="fr" style:country-asian="FR"/>
    </style:style>
    <style:style style:name="P24" style:parent-style-name="Sous-titre" style:family="paragraph">
      <style:text-properties style:language-asian="fr" style:country-asian="FR"/>
    </style:style>
    <style:style style:name="P25" style:parent-style-name="Sous-titre" style:family="paragraph">
      <style:text-properties style:language-asian="fr" style:country-asian="FR"/>
    </style:style>
    <style:style style:name="P26" style:parent-style-name="Sous-titre" style:family="paragraph">
      <style:text-properties fo:color="#FF0000" style:language-asian="fr" style:country-asian="FR"/>
    </style:style>
    <style:style style:name="P27" style:parent-style-name="Sous-titre" style:family="paragraph">
      <style:text-properties style:language-asian="fr" style:country-asian="FR"/>
    </style:style>
    <style:style style:name="P28" style:parent-style-name="Sous-titre" style:family="paragraph">
      <style:text-properties style:language-asian="fr" style:country-asian="FR"/>
    </style:style>
    <style:style style:name="P29" style:parent-style-name="Sous-titre" style:family="paragraph">
      <style:text-properties style:language-asian="fr" style:country-asian="FR"/>
    </style:style>
    <style:style style:name="P30" style:parent-style-name="Sous-titre" style:family="paragraph">
      <style:text-properties style:language-asian="fr" style:country-asian="FR"/>
    </style:style>
    <style:style style:name="P31" style:parent-style-name="Normal" style:family="paragraph">
      <style:text-properties style:language-asian="fr" style:country-asian="FR"/>
    </style:style>
    <style:style style:name="P32" style:parent-style-name="Normal" style:family="paragraph">
      <style:paragraph-properties fo:text-align="center" fo:margin-top="0.0694in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3" style:parent-style-name="Normal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34" style:parent-style-name="Normal" style:family="paragraph">
      <style:paragraph-properties fo:text-align="center" fo:margin-top="0.0694in" fo:margin-bottom="0in" fo:line-height="100%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3.5pt" style:text-underline-type="double" style:text-underline-style="solid" style:text-underline-width="auto" style:text-underline-mode="continuous" style:language-asian="fr" style:country-asian="FR"/>
    </style:style>
    <style:style style:name="P3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7" style:parent-style-name="Sous-titre" style:family="paragraph">
      <style:text-properties style:font-name-asian="Times New Roman" style:language-asian="fr" style:country-asian="FR"/>
    </style:style>
    <style:style style:name="P3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2" style:parent-style-name="Sous-titre" style:family="paragraph">
      <style:text-properties style:font-name-asian="Times New Roman" style:language-asian="fr" style:country-asian="FR"/>
    </style:style>
    <style:style style:name="P4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5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4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1" style:parent-style-name="Sous-titre" style:family="paragraph">
      <style:text-properties style:font-name-asian="Times New Roman" style:language-asian="fr" style:country-asian="FR"/>
    </style:style>
    <style:style style:name="P5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5" style:parent-style-name="Sous-titre" style:family="paragraph">
      <style:text-properties style:font-name-asian="Times New Roman" style:language-asian="fr" style:country-asian="FR"/>
    </style:style>
    <style:style style:name="P5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1" style:parent-style-name="Sous-titre" style:family="paragraph">
      <style:text-properties style:font-name-asian="Times New Roman" style:language-asian="fr" style:country-asian="FR"/>
    </style:style>
    <style:style style:name="P6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5" style:parent-style-name="Sous-titre" style:family="paragraph">
      <style:text-properties style:font-name-asian="Times New Roman" style:language-asian="fr" style:country-asian="FR"/>
    </style:style>
    <style:style style:name="P6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0" style:parent-style-name="Sous-titre" style:family="paragraph">
      <style:text-properties style:font-name-asian="Times New Roman" style:language-asian="fr" style:country-asian="FR"/>
    </style:style>
    <style:style style:name="P7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5" style:parent-style-name="Sous-titre" style:family="paragraph">
      <style:text-properties style:font-name-asian="Times New Roman" style:language-asian="fr" style:country-asian="FR"/>
    </style:style>
    <style:style style:name="P7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8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" style:parent-style-name="Sous-titre" style:family="paragraph">
      <style:text-properties style:font-name-asian="Times New Roman" style:language-asian="fr" style:country-asian="FR"/>
    </style:style>
    <style:style style:name="P8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Sous-titre" style:family="paragraph">
      <style:text-properties style:font-name-asian="Times New Roman" style:language-asian="fr" style:country-asian="FR"/>
    </style:style>
    <style:style style:name="P84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5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7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8" style:parent-style-name="Sous-titre" style:family="paragraph">
      <style:text-properties style:font-name-asian="Times New Roman" style:language-asian="fr" style:country-asian="FR"/>
    </style:style>
    <style:style style:name="P89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0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2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3" style:parent-style-name="Normal" style:family="paragraph">
      <style:paragraph-properties fo:margin-top="0.0694in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4" style:parent-style-name="Sous-titre" style:family="paragraph">
      <style:text-properties style:font-name-asian="Times New Roman" style:language-asian="fr" style:country-asian="FR"/>
    </style:style>
    <style:style style:name="P95" style:parent-style-name="Paragraphedeliste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6" style:parent-style-name="Sous-titre" style:family="paragraph">
      <style:text-properties style:font-name-asian="Times New Roman" style:language-asian="fr" style:country-asian="FR"/>
    </style:style>
    <style:style style:name="P97" style:parent-style-name="Paragraphedeliste" style:family="paragraph">
      <style:text-properties style:language-asian="fr" style:country-asian="FR"/>
    </style:style>
    <style:style style:name="P98" style:parent-style-name="Paragraphedeliste" style:family="paragraph">
      <style:text-properties style:language-asian="fr" style:country-asian="FR"/>
    </style:style>
    <style:style style:name="P99" style:parent-style-name="Sous-titre" style:family="paragraph">
      <style:text-properties style:font-name-asian="Times New Roman" style:language-asian="fr" style:country-asian="FR"/>
    </style:style>
    <style:style style:name="P100" style:parent-style-name="Paragraphedeliste" style:family="paragraph">
      <style:text-properties style:language-asian="fr" style:country-asian="FR"/>
    </style:style>
    <style:style style:name="P101" style:parent-style-name="Paragraphedeliste" style:family="paragraph">
      <style:text-properties style:language-asian="fr" style:country-asian="FR"/>
    </style:style>
    <style:style style:name="P102" style:parent-style-name="Paragraphedeliste" style:family="paragraph">
      <style:text-properties style:language-asian="fr" style:country-asian="FR"/>
    </style:style>
    <style:style style:name="P103" style:parent-style-name="Paragraphedeliste" style:family="paragraph">
      <style:text-properties style:language-asian="fr" style:country-asian="FR"/>
    </style:style>
    <style:style style:name="P104" style:parent-style-name="Paragraphedeliste" style:family="paragraph">
      <style:text-properties style:language-asian="fr" style:country-asian="FR"/>
    </style:style>
    <style:style style:name="P105" style:parent-style-name="Sous-titre" style:family="paragraph">
      <style:text-properties style:font-name-asian="Times New Roman" style:language-asian="fr" style:country-asian="FR"/>
    </style:style>
    <style:style style:name="P106" style:parent-style-name="Paragraphedeliste" style:family="paragraph">
      <style:text-properties style:language-asian="fr" style:country-asian="FR"/>
    </style:style>
    <style:style style:name="P107" style:parent-style-name="Paragraphedeliste" style:family="paragraph">
      <style:text-properties style:language-asian="fr" style:country-asian="FR"/>
    </style:style>
    <style:style style:name="P108" style:parent-style-name="Paragraphedeliste" style:family="paragraph">
      <style:text-properties style:language-asian="fr" style:country-asian="FR"/>
    </style:style>
    <style:style style:name="P109" style:parent-style-name="Paragraphedeliste" style:family="paragraph">
      <style:text-properties style:language-asian="fr" style:country-asian="FR"/>
    </style:style>
    <style:style style:name="P110" style:parent-style-name="Paragraphedeliste" style:family="paragraph">
      <style:text-properties style:language-asian="fr" style:country-asian="FR"/>
    </style:style>
    <style:style style:name="P111" style:parent-style-name="Sous-titre" style:family="paragraph">
      <style:text-properties style:language-asian="fr" style:country-asian="FR"/>
    </style:style>
    <style:style style:name="P112" style:parent-style-name="Paragraphedeliste" style:family="paragraph">
      <style:text-properties style:language-asian="fr" style:country-asian="FR"/>
    </style:style>
    <style:style style:name="P113" style:parent-style-name="Paragraphedeliste" style:family="paragraph">
      <style:text-properties style:language-asian="fr" style:country-asian="FR"/>
    </style:style>
    <style:style style:name="P114" style:parent-style-name="Paragraphedeliste" style:family="paragraph"/>
    <style:style style:name="T115" style:parent-style-name="Policepardéfaut" style:family="text">
      <style:text-properties style:language-asian="fr" style:country-asian="FR"/>
    </style:style>
    <style:style style:name="T116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17" style:parent-style-name="Policepardéfaut" style:family="text">
      <style:text-properties style:language-asian="fr" style:country-asian="FR"/>
    </style:style>
    <style:style style:name="P118" style:parent-style-name="Paragraphedeliste" style:family="paragraph">
      <style:text-properties style:language-asian="fr" style:country-asian="FR"/>
    </style:style>
    <style:style style:name="P119" style:parent-style-name="Paragraphedeliste" style:family="paragraph">
      <style:text-properties style:language-asian="fr" style:country-asian="FR"/>
    </style:style>
    <style:style style:name="P120" style:parent-style-name="Paragraphedeliste" style:family="paragraph">
      <style:text-properties style:language-asian="fr" style:country-asian="FR"/>
    </style:style>
    <style:style style:name="P121" style:parent-style-name="Sous-titre" style:family="paragraph">
      <style:text-properties style:language-asian="fr" style:country-asian="FR"/>
    </style:style>
    <style:style style:name="P122" style:parent-style-name="Paragraphedeliste" style:family="paragraph">
      <style:text-properties style:language-asian="fr" style:country-asian="FR"/>
    </style:style>
    <style:style style:name="P123" style:parent-style-name="Paragraphedeliste" style:family="paragraph">
      <style:text-properties style:language-asian="fr" style:country-asian="FR"/>
    </style:style>
    <style:style style:name="P124" style:parent-style-name="Paragraphedeliste" style:family="paragraph">
      <style:text-properties style:language-asian="fr" style:country-asian="FR"/>
    </style:style>
    <style:style style:name="P125" style:parent-style-name="Sous-titre" style:family="paragraph">
      <style:text-properties fo:color="#FF0000" style:language-asian="fr" style:country-asian="FR"/>
    </style:style>
    <style:style style:name="P126" style:parent-style-name="Paragraphedeliste" style:family="paragraph">
      <style:text-properties style:language-asian="fr" style:country-asian="FR"/>
    </style:style>
    <style:style style:name="P127" style:parent-style-name="Paragraphedeliste" style:family="paragraph">
      <style:text-properties style:language-asian="fr" style:country-asian="FR"/>
    </style:style>
    <style:style style:name="P128" style:parent-style-name="Paragraphedeliste" style:family="paragraph">
      <style:text-properties style:language-asian="fr" style:country-asian="FR"/>
    </style:style>
    <style:style style:name="P129" style:parent-style-name="Paragraphedeliste" style:family="paragraph"/>
    <style:style style:name="T130" style:parent-style-name="Policepardéfaut" style:family="text">
      <style:text-properties style:language-asian="fr" style:country-asian="FR"/>
    </style:style>
    <style:style style:name="T131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32" style:parent-style-name="Policepardéfaut" style:family="text">
      <style:text-properties style:language-asian="fr" style:country-asian="FR"/>
    </style:style>
    <style:style style:name="P133" style:parent-style-name="Paragraphedeliste" style:family="paragraph">
      <style:text-properties style:language-asian="fr" style:country-asian="FR"/>
    </style:style>
    <style:style style:name="P134" style:parent-style-name="Paragraphedeliste" style:family="paragraph">
      <style:text-properties style:language-asian="fr" style:country-asian="FR"/>
    </style:style>
    <style:style style:name="P135" style:parent-style-name="Paragraphedeliste" style:family="paragraph">
      <style:text-properties style:language-asian="fr" style:country-asian="FR"/>
    </style:style>
    <style:style style:name="P136" style:parent-style-name="Paragraphedeliste" style:family="paragraph">
      <style:text-properties style:language-asian="fr" style:country-asian="FR"/>
    </style:style>
    <style:style style:name="P137" style:parent-style-name="Paragraphedeliste" style:family="paragraph">
      <style:text-properties style:language-asian="fr" style:country-asian="FR"/>
    </style:style>
    <style:style style:name="P138" style:parent-style-name="Sous-titre" style:family="paragraph">
      <style:paragraph-properties>
        <style:tab-stops>
          <style:tab-stop style:type="left" style:position="2.7291in"/>
        </style:tab-stops>
      </style:paragraph-properties>
      <style:text-properties style:language-asian="fr" style:country-asian="FR"/>
    </style:style>
    <style:style style:name="P139" style:parent-style-name="Paragraphedeliste" style:family="paragraph">
      <style:text-properties style:language-asian="fr" style:country-asian="FR"/>
    </style:style>
    <style:style style:name="P140" style:parent-style-name="Paragraphedeliste" style:family="paragraph">
      <style:text-properties style:language-asian="fr" style:country-asian="FR"/>
    </style:style>
    <style:style style:name="P141" style:parent-style-name="Paragraphedeliste" style:family="paragraph"/>
    <style:style style:name="T142" style:parent-style-name="Policepardéfaut" style:family="text">
      <style:text-properties style:language-asian="fr" style:country-asian="FR"/>
    </style:style>
    <style:style style:name="T143" style:parent-style-name="Policepardéfaut" style:family="text">
      <style:text-properties style:font-name="Wingdings" style:font-name-asian="Wingdings" style:font-name-complex="Wingdings" style:language-asian="fr" style:country-asian="FR"/>
    </style:style>
    <style:style style:name="T144" style:parent-style-name="Policepardéfaut" style:family="text">
      <style:text-properties style:language-asian="fr" style:country-asian="FR"/>
    </style:style>
    <style:style style:name="P145" style:parent-style-name="Paragraphedeliste" style:family="paragraph">
      <style:text-properties style:language-asian="fr" style:country-asian="FR"/>
    </style:style>
    <style:style style:name="P146" style:parent-style-name="Paragraphedeliste" style:family="paragraph">
      <style:text-properties style:language-asian="fr" style:country-asian="FR"/>
    </style:style>
    <style:style style:name="P147" style:parent-style-name="Paragraphedeliste" style:family="paragraph">
      <style:text-properties style:language-asian="fr" style:country-asian="FR"/>
    </style:style>
    <style:style style:name="P148" style:parent-style-name="Paragraphedeliste" style:family="paragraph">
      <style:text-properties style:language-asian="fr" style:country-asian="FR"/>
    </style:style>
    <style:style style:name="P149" style:parent-style-name="Sous-titre" style:family="paragraph">
      <style:text-properties style:language-asian="fr" style:country-asian="FR"/>
    </style:style>
    <style:style style:name="P150" style:parent-style-name="Paragraphedeliste" style:family="paragraph">
      <style:text-properties style:language-asian="fr" style:country-asian="FR"/>
    </style:style>
    <style:style style:name="P151" style:parent-style-name="Paragraphedeliste" style:family="paragraph">
      <style:text-properties style:language-asian="fr" style:country-asian="FR"/>
    </style:style>
    <style:style style:name="P152" style:parent-style-name="Paragraphedeliste" style:family="paragraph">
      <style:text-properties style:language-asian="fr" style:country-asian="FR"/>
    </style:style>
    <style:style style:name="P153" style:parent-style-name="Sous-titre" style:family="paragraph">
      <style:text-properties style:language-asian="fr" style:country-asian="FR"/>
    </style:style>
    <style:style style:name="P154" style:parent-style-name="Paragraphedeliste" style:family="paragraph">
      <style:text-properties style:language-asian="fr" style:country-asian="FR"/>
    </style:style>
    <style:style style:name="P155" style:parent-style-name="Paragraphedeliste" style:family="paragraph">
      <style:text-properties style:language-asian="fr" style:country-asian="FR"/>
    </style:style>
    <style:style style:name="P156" style:parent-style-name="Paragraphedeliste" style:family="paragraph">
      <style:text-properties style:language-asian="fr" style:country-asian="FR"/>
    </style:style>
    <style:style style:name="P157" style:parent-style-name="Sous-titre" style:family="paragraph">
      <style:text-properties fo:color="#FF0000" style:language-asian="fr" style:country-asian="FR"/>
    </style:style>
    <style:style style:name="P158" style:parent-style-name="Paragraphedeliste" style:family="paragraph">
      <style:text-properties style:language-asian="fr" style:country-asian="FR"/>
    </style:style>
    <style:style style:name="P159" style:parent-style-name="Paragraphedeliste" style:family="paragraph">
      <style:text-properties style:language-asian="fr" style:country-asian="FR"/>
    </style:style>
    <style:style style:name="P160" style:parent-style-name="Paragraphedeliste" style:family="paragraph">
      <style:text-properties style:language-asian="fr" style:country-asian="FR"/>
    </style:style>
    <style:style style:name="P161" style:parent-style-name="Paragraphedeliste" style:family="paragraph">
      <style:text-properties style:language-asian="fr" style:country-asian="FR"/>
    </style:style>
    <style:style style:name="P162" style:parent-style-name="Paragraphedeliste" style:family="paragraph">
      <style:text-properties style:language-asian="fr" style:country-asian="FR"/>
    </style:style>
    <style:style style:name="P163" style:parent-style-name="Sous-titre" style:family="paragraph">
      <style:text-properties style:language-asian="fr" style:country-asian="FR"/>
    </style:style>
    <style:style style:name="P164" style:parent-style-name="Paragraphedeliste" style:family="paragraph">
      <style:text-properties style:language-asian="fr" style:country-asian="FR"/>
    </style:style>
    <style:style style:name="P165" style:parent-style-name="Paragraphedeliste" style:family="paragraph">
      <style:text-properties style:language-asian="fr" style:country-asian="FR"/>
    </style:style>
    <style:style style:name="P166" style:parent-style-name="Paragraphedeliste" style:family="paragraph">
      <style:text-properties style:language-asian="fr" style:country-asian="FR"/>
    </style:style>
    <style:style style:name="P167" style:parent-style-name="Paragraphedeliste" style:family="paragraph">
      <style:text-properties style:language-asian="fr" style:country-asian="FR"/>
    </style:style>
    <style:style style:name="P168" style:parent-style-name="Paragraphedeliste" style:family="paragraph">
      <style:text-properties style:language-asian="fr" style:country-asian="FR"/>
    </style:style>
    <style:style style:name="P169" style:parent-style-name="Paragraphedeliste" style:family="paragraph">
      <style:text-properties style:language-asian="fr" style:country-asian="FR"/>
    </style:style>
    <style:style style:name="P170" style:parent-style-name="Sous-titre" style:family="paragraph">
      <style:text-properties style:language-asian="fr" style:country-asian="FR"/>
    </style:style>
    <style:style style:name="P171" style:parent-style-name="Paragraphedeliste" style:family="paragraph">
      <style:text-properties style:language-asian="fr" style:country-asian="FR"/>
    </style:style>
    <style:style style:name="P172" style:parent-style-name="Paragraphedeliste" style:family="paragraph">
      <style:text-properties style:language-asian="fr" style:country-asian="FR"/>
    </style:style>
    <style:style style:name="P173" style:parent-style-name="Paragraphedeliste" style:family="paragraph">
      <style:text-properties style:language-asian="fr" style:country-asian="FR"/>
    </style:style>
    <style:style style:name="P174" style:parent-style-name="Paragraphedeliste" style:family="paragraph">
      <style:text-properties style:language-asian="fr" style:country-asian="FR"/>
    </style:style>
    <style:style style:name="P175" style:parent-style-name="Paragraphedeliste" style:family="paragraph">
      <style:text-properties style:language-asian="fr" style:country-asian="FR"/>
    </style:style>
    <style:style style:name="P176" style:parent-style-name="Paragraphedeliste" style:family="paragraph">
      <style:text-properties style:language-asian="fr" style:country-asian="FR"/>
    </style:style>
    <style:style style:name="P177" style:parent-style-name="Normal" style:family="paragraph">
      <style:text-properties style:language-asian="fr" style:country-asian="FR"/>
    </style:style>
    <style:style style:name="P178" style:parent-style-name="Sous-titre" style:family="paragraph">
      <style:text-properties style:language-asian="fr" style:country-asian="FR"/>
    </style:style>
    <style:style style:name="P179" style:parent-style-name="Paragraphedeliste" style:family="paragraph">
      <style:text-properties style:language-asian="fr" style:country-asian="FR"/>
    </style:style>
    <style:style style:name="P180" style:parent-style-name="Paragraphedeliste" style:family="paragraph">
      <style:text-properties style:language-asian="fr" style:country-asian="FR"/>
    </style:style>
    <style:style style:name="P181" style:parent-style-name="Paragraphedeliste" style:family="paragraph">
      <style:text-properties style:language-asian="fr" style:country-asian="FR"/>
    </style:style>
    <style:style style:name="P182" style:parent-style-name="Paragraphedeliste" style:family="paragraph">
      <style:text-properties style:language-asian="fr" style:country-asian="FR"/>
    </style:style>
    <style:style style:name="P183" style:parent-style-name="Paragraphedeliste" style:family="paragraph">
      <style:text-properties style:language-asian="fr" style:country-asian="FR"/>
    </style:style>
    <style:style style:name="P184" style:parent-style-name="Normal" style:family="paragraph">
      <style:text-properties style:language-asian="fr" style:country-asian="FR"/>
    </style:style>
    <style:style style:name="P185" style:parent-style-name="Sous-titre" style:family="paragraph">
      <style:text-properties style:language-asian="fr" style:country-asian="FR"/>
    </style:style>
    <style:style style:name="P186" style:parent-style-name="Paragraphedeliste" style:family="paragraph">
      <style:text-properties style:language-asian="fr" style:country-asian="FR"/>
    </style:style>
    <style:style style:name="P187" style:parent-style-name="Paragraphedeliste" style:family="paragraph">
      <style:text-properties style:language-asian="fr" style:country-asian="FR"/>
    </style:style>
    <style:style style:name="P188" style:parent-style-name="Paragraphedeliste" style:family="paragraph">
      <style:text-properties style:language-asian="fr" style:country-asian="FR"/>
    </style:style>
    <style:style style:name="P189" style:parent-style-name="Paragraphedeliste" style:family="paragraph">
      <style:text-properties style:language-asian="fr" style:country-asian="FR"/>
    </style:style>
    <style:style style:name="P190" style:parent-style-name="Sous-titre" style:family="paragraph">
      <style:text-properties fo:color="#FF0000" style:language-asian="fr" style:country-asian="FR"/>
    </style:style>
  </office:automatic-styles>
  <office:body>
    <office:text text:use-soft-page-breaks="true">
      <text:p text:style-name="P1">SOMMAIRE</text:p>
      <text:p text:style-name="P2"/>
      <text:p text:style-name="P3">CU1 : Se connecter</text:p>
      <text:p text:style-name="P4">CU2 : Ajouter un document</text:p>
      <text:p text:style-name="P5">CU3 : Supprimer un document</text:p>
      <text:p text:style-name="P6">CU4 : Envoyer un message « privé »</text:p>
      <text:p text:style-name="P7">CU5 : Supprimer un message</text:p>
      <text:p text:style-name="P8">CU6 : Lire une conversation</text:p>
      <text:p text:style-name="P9">CU7 : Consulter un document</text:p>
      <text:p text:style-name="P10">CU8 : Ajouter une note</text:p>
      <text:p text:style-name="P11">CU9 : Consulter son emploi du temps</text:p>
      <text:p text:style-name="P12">CU10 : Demande de modification d'emploi du temps</text:p>
      <text:p text:style-name="P13">CU11 : Se proposer comme tuteur d'un groupe</text:p>
      <text:p text:style-name="P14">CU12 :<text:s/>Se déconnecter</text:p>
      <text:p text:style-name="P15">CU14 : Modifier ses informations</text:p>
      <text:p text:style-name="P16">CU15 : Modifier un document</text:p>
      <text:p text:style-name="P17">CU13 : Consulter ses informations</text:p>
      <text:p text:style-name="P18">CU14 : Modifier ses informations</text:p>
      <text:p text:style-name="P19">CU15 : Modifier un document</text:p>
      <text:p text:style-name="P20">CU16 : Entrer les absences pour un élève</text:p>
      <text:p text:style-name="P21">CU17 : Consulter les absences</text:p>
      <text:p text:style-name="P22">CU18 : Entrer les justificatifs d’absences pour un élève</text:p>
      <text:p text:style-name="P23">CU19 : Supprimer une absence<text:s/>(sous réserve de non justification par le responsable)</text:p>
      <text:p text:style-name="P24">CU20 : Accéder à l’annuaire des profs</text:p>
      <text:p text:style-name="P25">CU21 : Accéder à l’annuaire des élèves</text:p>
      <text:soft-page-break/>
      <text:p text:style-name="P26">CU22 : Valider le semestre pour plusieurs ou un seul élève (cases à cocher)</text:p>
      <text:p text:style-name="P27">CU23 : Rechercher un élève (et afficher ses informations)</text:p>
      <text:p text:style-name="P28">CU24 : Rechercher un professeur (et afficher ses informations)</text:p>
      <text:p text:style-name="P29">CU 25 : Déplacer un document</text:p>
      <text:p text:style-name="P30">CU 26 : Créer une sous-catégorie (de son Module)</text:p>
      <text:p text:style-name="P31"/>
      <text:p text:style-name="P32"/>
      <text:p text:style-name="P33"/>
      <text:soft-page-break/>
      <text:p text:style-name="P34"><text:span text:style-name="T35">Cas d'utilisations côté professeurs</text:span></text:p>
      <text:p text:style-name="P36"/>
      <text:p text:style-name="P37">CU1 : Se connecter</text:p>
      <text:list text:style-name="LFO1" text:continue-numbering="true">
        <text:list-item>
          <text:p text:style-name="P38">Le professeur entre son login et son mot de passe</text:p>
        </text:list-item>
        <text:list-item>
          <text:p text:style-name="P39">Il clique sur « se connecter »</text:p>
        </text:list-item>
        <text:list-item>
          <text:p text:style-name="P40">Il voit la page d'accueil de l'intranet</text:p>
        </text:list-item>
      </text:list>
      <text:p text:style-name="P41"/>
      <text:p text:style-name="P42">CU2 : Ajouter un document</text:p>
      <text:list text:style-name="LFO2" text:continue-numbering="true">
        <text:list-item>
          <text:p text:style-name="P43">Il va sur la section où il veut insérer son document</text:p>
        </text:list-item>
        <text:list-item>
          <text:p text:style-name="P44">Il donne le type de document (fichier<text:s/>Word,<text:s/>PDF, texte, vidéo...)</text:p>
        </text:list-item>
        <text:list-item>
          <text:p text:style-name="P45">Il donne son fichier à mettre en ligne</text:p>
        </text:list-item>
        <text:list-item>
          <text:p text:style-name="P46">Il ajoute un texte s’il le souhaite</text:p>
        </text:list-item>
        <text:list-item>
          <text:p text:style-name="P47">Il choisit le mode de lecture (public, brouillon)</text:p>
        </text:list-item>
        <text:list-item>
          <text:p text:style-name="P48">Il choisit l’auteur</text:p>
        </text:list-item>
        <text:list-item>
          <text:p text:style-name="P49">Clique sur « OK »</text:p>
        </text:list-item>
      </text:list>
      <text:p text:style-name="P50"/>
      <text:p text:style-name="P51">CU3 : Supprimer un document</text:p>
      <text:list text:style-name="LFO3" text:continue-numbering="true">
        <text:list-item>
          <text:p text:style-name="P52">Un professeur peut uniquement supprimer les siens</text:p>
        </text:list-item>
        <text:list-item>
          <text:p text:style-name="P53">cliques sur « Supprimer »</text:p>
        </text:list-item>
      </text:list>
      <text:p text:style-name="P54"/>
      <text:p text:style-name="P55">CU4 : Envoyer un message « privé »</text:p>
      <text:list text:style-name="LFO4" text:continue-numbering="true">
        <text:list-item>
          <text:p text:style-name="P56">Il rentre le groupe puis le nom et le prénom du destinataire<text:s/>s’il<text:s/>souhaite l'envoyer<text:s/>à<text:s/>un autre professeur, il sélectionne le groupe « professeur »</text:p>
        </text:list-item>
        <text:list-item>
          <text:p text:style-name="P57">Il rentre le sujet du message</text:p>
        </text:list-item>
        <text:list-item>
          <text:p text:style-name="P58">Le message et pièce jointes</text:p>
        </text:list-item>
        <text:list-item>
          <text:p text:style-name="P59">Envoie</text:p>
        </text:list-item>
      </text:list>
      <text:p text:style-name="P60"/>
      <text:p text:style-name="P61">CU5 : Supprimer un message</text:p>
      <text:list text:style-name="LFO5" text:continue-numbering="true">
        <text:list-item>
          <text:p text:style-name="P62">Il supprime une conversation reçue/envoyée</text:p>
        </text:list-item>
        <text:list-item>
          <text:p text:style-name="P63">La conversation est supprimée de son côté mais est conservée du côté destinataire</text:p>
        </text:list-item>
      </text:list>
      <text:p text:style-name="P64"/>
      <text:p text:style-name="P65">CU6 : Lire une conversation</text:p>
      <text:list text:style-name="LFO6" text:continue-numbering="true">
        <text:list-item>
          <text:p text:style-name="P66">Le professeur cliques sur le titre de la conversation</text:p>
        </text:list-item>
        <text:list-item>
          <text:p text:style-name="P67">Tous les messages sont affichés du plus ancien au plus récent</text:p>
        </text:list-item>
        <text:list-item>
          <text:p text:style-name="P68">Le message est marqué comme lu</text:p>
        </text:list-item>
      </text:list>
      <text:p text:style-name="P69"/>
      <text:p text:style-name="P70">CU7 : Consulter un document</text:p>
      <text:list text:style-name="LFO7" text:continue-numbering="true">
        <text:list-item>
          <text:p text:style-name="P71">L'utilisateur a le choix entre visualiser et télécharger un document</text:p>
        </text:list-item>
        <text:list-item>
          <text:p text:style-name="P72">Si on demande de le visualiser, on ouvre un onglet</text:p>
        </text:list-item>
        <text:list-item>
          <text:p text:style-name="P73">Si on demande de le télécharger, l'utilisateur choisi où l'enregistre</text:p>
        </text:list-item>
      </text:list>
      <text:p text:style-name="P74"/>
      <text:p text:style-name="P75">CU8 : Ajouter une note</text:p>
      <text:list text:style-name="LFO8" text:continue-numbering="true">
        <text:list-item>
          <text:p text:style-name="P76">Le professeur ente le groupe de l'élève puis le nom d'un élève</text:p>
        </text:list-item>
        <text:list-item>
          <text:p text:style-name="P77">il entre la note, le coefficient et le type de note (contrôle continu, contrôle final, partiel...)</text:p>
        </text:list-item>
      </text:list>
      <text:p text:style-name="P78"/>
      <text:p text:style-name="P79">CU9 : Consulter son emploi du temps</text:p>
      <text:list text:style-name="LFO9" text:continue-numbering="true">
        <text:list-item>
          <text:p text:style-name="P80">Il va dans la section emploi du temps</text:p>
        </text:list-item>
        <text:list-item>
          <text:p text:style-name="P81">Son emploi du temps est affiché \o/</text:p>
        </text:list-item>
      </text:list>
      <text:p text:style-name="P82"/>
      <text:p text:style-name="P83">CU10 : Demande de modification d'emploi du temps</text:p>
      <text:list text:style-name="LFO10" text:continue-numbering="true">
        <text:list-item>
          <text:p text:style-name="P84">Il se rend dans la section « administration » puis « déplacer un cours »</text:p>
        </text:list-item>
        <text:list-item>
          <text:p text:style-name="P85">Il envoie un message demandant quel cours (sélectionné dans une liste) il veut déplacer à quelle date (dans une liste) et un motif</text:p>
        </text:list-item>
        <text:list-item>
          <text:p text:style-name="P86">Un message préformaté est envoyé au responsable des emplois du temps qui le valide ou non</text:p>
        </text:list-item>
      </text:list>
      <text:p text:style-name="P87"/>
      <text:p text:style-name="P88">CU11 : Se proposer comme tuteur d'un groupe</text:p>
      <text:list text:style-name="LFO11" text:continue-numbering="true">
        <text:list-item>
          <text:p text:style-name="P89">Seuls les professeurs du département concerné sont sélectionnables</text:p>
        </text:list-item>
        <text:list-item>
          <text:p text:style-name="P90">Il se rend dans la section administration puis « projets »</text:p>
        </text:list-item>
        <text:list-item>
          <text:p text:style-name="P91">Il choisit quel type de projet il veut tuteurer (PT 1A, PT 2A, PPP,..)</text:p>
        </text:list-item>
        <text:list-item>
          <text:p text:style-name="P92">Il clique sur « OK »</text:p>
        </text:list-item>
        <text:list-item>
          <text:p text:style-name="P93"/>
        </text:list-item>
      </text:list>
      <text:p text:style-name="P94">CU12 :<text:s/>Se déconnecter</text:p>
      <text:list text:style-name="LFO15" text:continue-numbering="true">
        <text:list-item>
          <text:p text:style-name="P95">Il clique sur « Se déconnecter »</text:p>
        </text:list-item>
      </text:list>
      <text:p text:style-name="P96">CU13 :<text:s/>Consulter ses informations</text:p>
      <text:list text:style-name="LFO15" text:continue-numbering="true">
        <text:list-item>
          <text:p text:style-name="P97">Onglet « Mon Profil »</text:p>
        </text:list-item>
        <text:list-item>
          <text:p text:style-name="P98">Affichage des informations (cf :<text:s/>BD) </text:p>
        </text:list-item>
      </text:list>
      <text:p text:style-name="P99">CU14 : Modifier ses informations</text:p>
      <text:list text:style-name="LFO15" text:continue-numbering="true">
        <text:list-item>
          <text:p text:style-name="P100">Onglet « Mon Profil »</text:p>
        </text:list-item>
        <text:list-item>
          <text:p text:style-name="P101">Affichage des informations (cf : BD) </text:p>
        </text:list-item>
        <text:list-item>
          <text:p text:style-name="P102">Il clic sur le bouton modifier</text:p>
        </text:list-item>
        <text:list-item>
          <text:p text:style-name="P103">Il effectue les modifs (possible par BD)</text:p>
        </text:list-item>
        <text:list-item>
          <text:p text:style-name="P104">Il clic sur OK</text:p>
        </text:list-item>
      </text:list>
      <text:p text:style-name="P105">CU15 :<text:s/>Modifier un document</text:p>
      <text:list text:style-name="LFO16" text:continue-numbering="true">
        <text:list-item>
          <text:p text:style-name="P106">Il sélectionne le document</text:p>
        </text:list-item>
        <text:list-item>
          <text:p text:style-name="P107">Il doit en être l’auteur du post (pas spécialement auteur du doc)</text:p>
        </text:list-item>
        <text:list-item>
          <text:p text:style-name="P108">Il clique sur le bouton modifier</text:p>
        </text:list-item>
        <text:list-item>
          <text:p text:style-name="P109">Il effectue les modifications</text:p>
        </text:list-item>
        <text:list-item>
          <text:p text:style-name="P110">Il clic sur OK</text:p>
        </text:list-item>
      </text:list>
      <text:p text:style-name="P111">CU16 : Entrer les absences pour un élève</text:p>
      <text:list text:style-name="LFO17" text:continue-numbering="true">
        <text:list-item>
          <text:p text:style-name="P112">Onglet « Absences »<text:s/>Rubrique « Entrer les absences »</text:p>
        </text:list-item>
        <text:list-item>
          <text:p text:style-name="P113">Il choisit le groupe parmi ses groupes</text:p>
        </text:list-item>
        <text:list-item>
          <text:p text:style-name="P114"><text:span text:style-name="T115">Il choisit la date<text:s/></text:span><text:span text:style-name="T116"></text:span><text:span text:style-name="T117"><text:s/>affichage des cours à cette date pour ce groupe</text:span></text:p>
        </text:list-item>
        <text:list-item>
          <text:p text:style-name="P118">Il<text:s/>sélectionne<text:s/>le cours</text:p>
        </text:list-item>
        <text:list-item>
          <text:p text:style-name="P119">Il<text:s/>sélectionne<text:s/>le(s)<text:s/>élève(s)<text:s/>absent(s)<text:s/>(cases à cocher)</text:p>
        </text:list-item>
        <text:list-item>
          <text:p text:style-name="P120">Il valide</text:p>
        </text:list-item>
      </text:list>
      <text:p text:style-name="P121">CU17 : Consulter les absences</text:p>
      <text:list text:style-name="LFO17" text:continue-numbering="true">
        <text:list-item>
          <text:p text:style-name="P122">Onglet « Absences »<text:s/>Rubrique « Consulter »</text:p>
        </text:list-item>
        <text:list-item>
          <text:p text:style-name="P123">Il choisit un<text:s/>élève<text:s/>parmi<text:s/>tous les<text:s/>élèves<text:s/>d’une promo</text:p>
        </text:list-item>
        <text:list-item>
          <text:p text:style-name="P124">Affichage des absences &amp; justifications pour cet élève</text:p>
        </text:list-item>
      </text:list>
      <text:p text:style-name="P125">CU18 : Entrer les justificatifs d’absences pour un élève</text:p>
      <text:list text:style-name="LFO18" text:continue-numbering="true">
        <text:list-item>
          <text:p text:style-name="P126">Seul la chef de promo a le droit de faire cela</text:p>
        </text:list-item>
        <text:list-item>
          <text:p text:style-name="P127">Onglet « Absences » Rubrique « Justifications »</text:p>
        </text:list-item>
        <text:list-item>
          <text:p text:style-name="P128">Il choisit le groupe parmi ses groupes</text:p>
        </text:list-item>
        <text:list-item>
          <text:p text:style-name="P129"><text:span text:style-name="T130">Il choisit la date<text:s/></text:span><text:span text:style-name="T131"></text:span><text:span text:style-name="T132"><text:s/>affichage des cours à cette date pour ce groupe</text:span></text:p>
        </text:list-item>
        <text:list-item>
          <text:p text:style-name="P133">Il sélectionne le cours</text:p>
        </text:list-item>
        <text:list-item>
          <text:p text:style-name="P134">Il sélectionne l’élève(s) absent</text:p>
        </text:list-item>
        <text:list-item>
          <text:p text:style-name="P135">Ajoute la justification<text:s/></text:p>
        </text:list-item>
        <text:list-item>
          <text:p text:style-name="P136">Il valide</text:p>
        </text:list-item>
      </text:list>
      <text:p text:style-name="P137"/>
      <text:p text:style-name="P138">CU19 : Supprimer une absence<text:s/>(sous réserve de non justification par le responsable)</text:p>
      <text:list text:style-name="LFO19" text:continue-numbering="true">
        <text:list-item>
          <text:p text:style-name="P139">Onglet « Absences » Rubrique « Supprimer une absence »</text:p>
        </text:list-item>
        <text:list-item>
          <text:p text:style-name="P140">Il choisit le groupe parmi ses groupes</text:p>
        </text:list-item>
        <text:list-item>
          <text:p text:style-name="P141"><text:span text:style-name="T142">Il choisit la date<text:s/></text:span><text:span text:style-name="T143"></text:span><text:span text:style-name="T144"><text:s/>affichage des cours à cette date pour ce groupe</text:span></text:p>
        </text:list-item>
        <text:list-item>
          <text:p text:style-name="P145">Il sélectionne le cours</text:p>
        </text:list-item>
        <text:list-item>
          <text:p text:style-name="P146">Il<text:s/>sélectionne<text:s/>l’élève<text:s/>parmi<text:s/>ses élèves absents et qui n’ont pas de justifications</text:p>
        </text:list-item>
        <text:list-item>
          <text:p text:style-name="P147">Clic sur « supprimer »</text:p>
        </text:list-item>
        <text:list-item>
          <text:p text:style-name="P148">Clic sur oui ou non (boite<text:s/>vérification)</text:p>
        </text:list-item>
      </text:list>
      <text:p text:style-name="P149">CU20 : Accéder à l’annuaire des profs</text:p>
      <text:list text:style-name="LFO20" text:continue-numbering="true">
        <text:list-item>
          <text:p text:style-name="P150">Clique sur « annuaire des profs »</text:p>
        </text:list-item>
        <text:list-item>
          <text:p text:style-name="P151">Afficher l’annuaire des profs</text:p>
        </text:list-item>
        <text:list-item>
          <text:p text:style-name="P152">Possibilité de trier les profs par matière</text:p>
        </text:list-item>
      </text:list>
      <text:p text:style-name="P153">CU21 : Accéder à l’annuaire des élèves</text:p>
      <text:list text:style-name="LFO20" text:continue-numbering="true">
        <text:list-item>
          <text:p text:style-name="P154">Clique sur « annuaire des élèves »</text:p>
        </text:list-item>
        <text:list-item>
          <text:p text:style-name="P155">Afficher l’annuaire des élèves</text:p>
        </text:list-item>
        <text:list-item>
          <text:p text:style-name="P156">Possibilité de trier les élèves par groupe ou par année</text:p>
        </text:list-item>
      </text:list>
      <text:p text:style-name="P157">CU22 :<text:s/>Valider le semestre pour plusieurs ou un seul élève (cases à cocher)</text:p>
      <text:list text:style-name="LFO22" text:continue-numbering="true">
        <text:list-item>
          <text:p text:style-name="P158">Clique sur « Validation semestre »</text:p>
        </text:list-item>
        <text:list-item>
          <text:p text:style-name="P159">Sélection<text:s/>du semestre</text:p>
        </text:list-item>
        <text:list-item>
          <text:p text:style-name="P160">Affichage des<text:s/>élèves<text:s/>du semestre<text:s/></text:p>
        </text:list-item>
        <text:list-item>
          <text:p text:style-name="P161">Option « Validé » coché de base</text:p>
        </text:list-item>
        <text:list-item>
          <text:p text:style-name="P162">Sélection<text:s/>de l’option de passage pour<text:s/>chaque élève</text:p>
        </text:list-item>
      </text:list>
      <text:p text:style-name="P163">CU23 :<text:s/>Rechercher<text:s/>un élève (et afficher ses informations)</text:p>
      <text:list text:style-name="LFO23" text:continue-numbering="true">
        <text:list-item>
          <text:p text:style-name="P164">Onglet « rechercher un élève »</text:p>
        </text:list-item>
        <text:list-item>
          <text:p text:style-name="P165">Saisi du nom ou du prénom ou des deux<text:s/></text:p>
        </text:list-item>
        <text:list-item>
          <text:p text:style-name="P166">Possibilité d’affiner la recherche (par groupe)</text:p>
        </text:list-item>
        <text:list-item>
          <text:p text:style-name="P167">Affichage des résultats</text:p>
        </text:list-item>
        <text:list-item>
          <text:p text:style-name="P168">Clic sur l’élève désiré</text:p>
        </text:list-item>
        <text:list-item>
          <text:p text:style-name="P169">Affichage de toutes les infos de l’élève en question</text:p>
        </text:list-item>
      </text:list>
      <text:p text:style-name="P170">CU24 : Rechercher un professeur (et afficher ses informations)</text:p>
      <text:list text:style-name="LFO23" text:continue-numbering="true">
        <text:list-item>
          <text:p text:style-name="P171">Onglet « rechercher un Prof »</text:p>
        </text:list-item>
        <text:list-item>
          <text:p text:style-name="P172">Saisi du nom ou du prénom ou des deux<text:s/></text:p>
        </text:list-item>
        <text:list-item>
          <text:p text:style-name="P173">Possibilité d’affiner la recherche (par module)</text:p>
        </text:list-item>
        <text:list-item>
          <text:p text:style-name="P174">Affichage des résultats</text:p>
        </text:list-item>
        <text:list-item>
          <text:p text:style-name="P175">Clic sur le professeur désiré</text:p>
        </text:list-item>
        <text:list-item>
          <text:p text:style-name="P176">Affichage de certaines infos du prof en question</text:p>
        </text:list-item>
      </text:list>
      <text:p text:style-name="P177"/>
      <text:p text:style-name="P178">CU 25 : Déplacer un document</text:p>
      <text:list text:style-name="LFO24" text:continue-numbering="true">
        <text:list-item>
          <text:p text:style-name="P179">Clic sur « déplacer »</text:p>
        </text:list-item>
        <text:list-item>
          <text:p text:style-name="P180">Sélectionne<text:s/>le<text:s/>ou les<text:s/>document(s)</text:p>
        </text:list-item>
        <text:list-item>
          <text:p text:style-name="P181">Clic sur » déplacer vers »</text:p>
        </text:list-item>
        <text:list-item>
          <text:p text:style-name="P182">Sélectionne la cible dans le menu déroulant</text:p>
        </text:list-item>
        <text:list-item>
          <text:p text:style-name="P183">Valide</text:p>
        </text:list-item>
      </text:list>
      <text:p text:style-name="P184"/>
      <text:p text:style-name="P185">CU 26 : Créer une sous-catégorie (de son Module)</text:p>
      <text:list text:style-name="LFO26" text:continue-numbering="true">
        <text:list-item>
          <text:p text:style-name="P186">Sélection<text:s/>d’une catégorie (AP6, OMGL4,…)</text:p>
        </text:list-item>
        <text:list-item>
          <text:p text:style-name="P187">Clic sur « ajouter catégorie »</text:p>
        </text:list-item>
        <text:list-item>
          <text:p text:style-name="P188">Saisi du titre, de l’auteur, de la date, du<text:s/>résumé<text:s/>du contenu</text:p>
        </text:list-item>
        <text:list-item>
          <text:p text:style-name="P189">Validation</text:p>
        </text:list-item>
      </text:list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Times New Roman" style:font-name-complex="Times New Roman" fo:font-weight="bold" style:font-weight-asian="bold" style:font-weight-complex="bold" fo:color="#0B5294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color="#0B5294" fo:font-size="14pt" style:font-size-asian="14pt" style:font-size-complex="14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Sous-titre" style:display-name="Sous-titre" style:family="paragraph" style:parent-style-name="Normal" style:next-style-name="Normal">
      <style:text-properties style:font-name="Calibri" style:font-name-asian="Times New Roman" style:font-name-complex="Times New Roman" fo:font-style="italic" style:font-style-asian="italic" style:font-style-complex="italic" fo:color="#0F6FC6" fo:letter-spacing="0.0104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0F6FC6" fo:letter-spacing="0.0104i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Times New Roman" style:font-name-asian="Times New Roman" style:font-name-complex="Times New Roman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-">
        <style:list-level-properties text:space-before="0.7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J</meta:initial-creator>
    <dc:creator>PJ</dc:creator>
    <meta:creation-date>2011-10-20T14:45:00Z</meta:creation-date>
    <dc:date>2011-10-20T14:45:00Z</dc:date>
    <meta:template xlink:href="Normal" xlink:type="simple"/>
    <meta:editing-cycles>2</meta:editing-cycles>
    <meta:editing-duration>PT0S</meta:editing-duration>
    <meta:document-statistic meta:page-count="7" meta:paragraph-count="13" meta:word-count="1021" meta:character-count="6629" meta:row-count="46" meta:non-whitespace-character-count="5621"/>
  </office:meta>
</office:document-meta>
</file>